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aca6" draw:textarea-horizontal-align="justify" draw:textarea-vertical-align="middle" draw:auto-grow-height="false" fo:min-height="1.35cm" fo:min-width="6.7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5cm" fo:min-width="5.3cm"/>
      <style:paragraph-properties style:writing-mode="lr-tb"/>
    </style:style>
    <style:style style:name="P1" style:family="paragraph">
      <loext:graphic-properties draw:fill-color="#81aca6"/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2cm" svg:height="1.6cm" draw:transform="rotate (1.5707963267949) translate (13.6cm 9.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1.6cm" svg:x="4.6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2.5cm" svg:x="2cm" svg:y="7.8cm">
          <text:p text:style-name="P2">Jitsi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1cm" svg:x="11.3cm" svg:y="6.9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2.5cm" svg:x="12.7cm" svg:y="1.5cm">
          <text:p text:style-name="P2">Lobb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7:51:19.988686490</meta:creation-date>
    <dc:date>2020-11-06T18:27:53.087941099</dc:date>
    <meta:editing-duration>PT8M5S</meta:editing-duration>
    <meta:editing-cycles>2</meta:editing-cycles>
    <meta:generator>LibreOffice/6.4.6.2$Linux_X86_64 LibreOffice_project/40$Build-2</meta:generator>
    <meta:document-statistic meta:object-count="5"/>
  </office:meta>
</office:document-meta>
</file>